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12-20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0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16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1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23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09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10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06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24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10-01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29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18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3578181818" calcext:value-type="float">
            <text:p>18.3453578181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39869473684" calcext:value-type="float">
            <text:p>18.343986947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6072" calcext:value-type="float">
            <text:p>18.34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4915862069" calcext:value-type="float">
            <text:p>18.3454915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67248" calcext:value-type="float">
            <text:p>18.34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0456" calcext:value-type="float">
            <text:p>18.34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91702068965" calcext:value-type="float">
            <text:p>18.34917020689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69630344828" calcext:value-type="float">
            <text:p>18.346963034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388" calcext:value-type="float">
            <text:p>18.3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38437142857" calcext:value-type="float">
            <text:p>18.343843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79364" calcext:value-type="float">
            <text:p>18.337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6708387097" calcext:value-type="float">
            <text:p>18.333670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4632" calcext:value-type="float">
            <text:p>18.33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52931612903" calcext:value-type="float">
            <text:p>18.33529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5752" calcext:value-type="float">
            <text:p>18.3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1780645161" calcext:value-type="float">
            <text:p>18.33617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5096516129" calcext:value-type="float">
            <text:p>18.33509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80888" calcext:value-type="float">
            <text:p>18.33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70629677419" calcext:value-type="float">
            <text:p>18.337062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42844444444" calcext:value-type="float">
            <text:p>18.334284444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16060645161" calcext:value-type="float">
            <text:p>18.331606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94745714286" calcext:value-type="float">
            <text:p>18.329474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12619354839" calcext:value-type="float">
            <text:p>18.33126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57558709677" calcext:value-type="float">
            <text:p>18.325755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61508" calcext:value-type="float">
            <text:p>18.3261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66407741936" calcext:value-type="float">
            <text:p>18.326640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5224" calcext:value-type="float">
            <text:p>18.327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99056774194" calcext:value-type="float">
            <text:p>18.319905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3816774193" calcext:value-type="float">
            <text:p>18.3183816774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7972" calcext:value-type="float">
            <text:p>18.31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76934193548" calcext:value-type="float">
            <text:p>18.317693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94" calcext:value-type="float">
            <text:p>18.31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65135483871" calcext:value-type="float">
            <text:p>18.31651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60851428571" calcext:value-type="float">
            <text:p>18.316085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5303225806" calcext:value-type="float">
            <text:p>18.31553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37386666667" calcext:value-type="float">
            <text:p>18.313738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46113846154" calcext:value-type="float">
            <text:p>18.3146113846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46417777778" calcext:value-type="float">
            <text:p>18.3146417777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47286153846" calcext:value-type="float">
            <text:p>18.3147286153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66737777778" calcext:value-type="float">
            <text:p>18.3166737777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66173333333" calcext:value-type="float">
            <text:p>18.316617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71904615385" calcext:value-type="float">
            <text:p>18.3171904615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94395555556" calcext:value-type="float">
            <text:p>18.319439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93112727273" calcext:value-type="float">
            <text:p>18.319311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7337" calcext:value-type="float">
            <text:p>18.3173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813" calcext:value-type="float">
            <text:p>18.315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7337" calcext:value-type="float">
            <text:p>18.3173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514" calcext:value-type="float">
            <text:p>18.26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49706666667" calcext:value-type="float">
            <text:p>18.264970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49706666667" calcext:value-type="float">
            <text:p>18.264970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6471111111" calcext:value-type="float">
            <text:p>18.2726471111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9905714286" calcext:value-type="float">
            <text:p>18.266990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9546666667" calcext:value-type="float">
            <text:p>18.263954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22552857143" calcext:value-type="float">
            <text:p>18.262255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11324444444" calcext:value-type="float">
            <text:p>18.261132444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17654285714" calcext:value-type="float">
            <text:p>18.261765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79888" calcext:value-type="float">
            <text:p>18.2637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52488571429" calcext:value-type="float">
            <text:p>18.265248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8126451613" calcext:value-type="float">
            <text:p>18.26381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28032" calcext:value-type="float">
            <text:p>18.26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9044" calcext:value-type="float">
            <text:p>18.259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91423225806" calcext:value-type="float">
            <text:p>18.259142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4216774194" calcext:value-type="float">
            <text:p>18.257421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7768" calcext:value-type="float">
            <text:p>18.254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05390967742" calcext:value-type="float">
            <text:p>18.250539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96968" calcext:value-type="float">
            <text:p>18.24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3748387097" calcext:value-type="float">
            <text:p>18.25137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32633103448" calcext:value-type="float">
            <text:p>18.25326331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9647741936" calcext:value-type="float">
            <text:p>18.251964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1313548387" calcext:value-type="float">
            <text:p>18.245131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32452" calcext:value-type="float">
            <text:p>18.243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08543225806" calcext:value-type="float">
            <text:p>18.240854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33976" calcext:value-type="float">
            <text:p>18.24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02152258064" calcext:value-type="float">
            <text:p>18.2402152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80521290323" calcext:value-type="float">
            <text:p>18.238052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39056" calcext:value-type="float">
            <text:p>18.24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31649032258" calcext:value-type="float">
            <text:p>18.243164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08576" calcext:value-type="float">
            <text:p>18.24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0330322581" calcext:value-type="float">
            <text:p>18.245033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70697142857" calcext:value-type="float">
            <text:p>18.247069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3951483871" calcext:value-type="float">
            <text:p>18.24395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03424516129" calcext:value-type="float">
            <text:p>18.25034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06112" calcext:value-type="float">
            <text:p>18.25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06865806452" calcext:value-type="float">
            <text:p>18.250686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0154" calcext:value-type="float">
            <text:p>18.250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6709677419" calcext:value-type="float">
            <text:p>18.2486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08340645161" calcext:value-type="float">
            <text:p>18.250834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1672" calcext:value-type="float">
            <text:p>18.254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8172903226" calcext:value-type="float">
            <text:p>18.251817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08144" calcext:value-type="float">
            <text:p>18.250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6206451613" calcext:value-type="float">
            <text:p>18.25162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805" calcext:value-type="float">
            <text:p>18.2518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3736774194" calcext:value-type="float">
            <text:p>18.254373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87981935484" calcext:value-type="float">
            <text:p>18.258798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2632" calcext:value-type="float">
            <text:p>18.260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6663225806" calcext:value-type="float">
            <text:p>18.260666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93488" calcext:value-type="float">
            <text:p>18.259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3713548387" calcext:value-type="float">
            <text:p>18.260371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89948387097" calcext:value-type="float">
            <text:p>18.25899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19396" calcext:value-type="float">
            <text:p>18.2619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96830967742" calcext:value-type="float">
            <text:p>18.259683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17872" calcext:value-type="float">
            <text:p>18.261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97814193548" calcext:value-type="float">
            <text:p>18.259781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1711" calcext:value-type="float">
            <text:p>18.2617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40584516129" calcext:value-type="float">
            <text:p>18.26405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8583225807" calcext:value-type="float">
            <text:p>18.272858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70272" calcext:value-type="float">
            <text:p>18.277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65945806452" calcext:value-type="float">
            <text:p>18.276594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90084" calcext:value-type="float">
            <text:p>18.279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0694193548" calcext:value-type="float">
            <text:p>18.278069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24939354839" calcext:value-type="float">
            <text:p>18.282493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6528" calcext:value-type="float">
            <text:p>18.27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49230967742" calcext:value-type="float">
            <text:p>18.274923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092" calcext:value-type="float">
            <text:p>18.272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18259354839" calcext:value-type="float">
            <text:p>18.271825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74371034483" calcext:value-type="float">
            <text:p>18.277437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38907096774" calcext:value-type="float">
            <text:p>18.273890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12851612903" calcext:value-type="float">
            <text:p>18.27128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2012" calcext:value-type="float">
            <text:p>18.272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61029677419" calcext:value-type="float">
            <text:p>18.276102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41316" calcext:value-type="float">
            <text:p>18.2741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0237419355" calcext:value-type="float">
            <text:p>18.269023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04002580645" calcext:value-type="float">
            <text:p>18.270400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86452" calcext:value-type="float">
            <text:p>18.268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55824516129" calcext:value-type="float">
            <text:p>18.26558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70704" calcext:value-type="float">
            <text:p>18.26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3690322581" calcext:value-type="float">
            <text:p>18.26636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2765714286" calcext:value-type="float">
            <text:p>18.269276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18750967742" calcext:value-type="float">
            <text:p>18.271875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30549677419" calcext:value-type="float">
            <text:p>18.27305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6584" calcext:value-type="float">
            <text:p>18.272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85321290323" calcext:value-type="float">
            <text:p>18.268532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9152" calcext:value-type="float">
            <text:p>18.26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01052903226" calcext:value-type="float">
            <text:p>18.270105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2203870968" calcext:value-type="float">
            <text:p>18.269220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5568" calcext:value-type="float">
            <text:p>18.27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70042580645" calcext:value-type="float">
            <text:p>18.277004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91946666667" calcext:value-type="float">
            <text:p>18.279194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6581935484" calcext:value-type="float">
            <text:p>18.281658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9872" calcext:value-type="float">
            <text:p>18.2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75941935484" calcext:value-type="float">
            <text:p>18.27759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61712" calcext:value-type="float">
            <text:p>18.286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74285" calcext:value-type="float">
            <text:p>18.28742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127" calcext:value-type="float">
            <text:p>18.2881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308" calcext:value-type="float">
            <text:p>18.2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83632" calcext:value-type="float">
            <text:p>18.298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6636" calcext:value-type="float">
            <text:p>18.29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308" calcext:value-type="float">
            <text:p>18.2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6128" calcext:value-type="float">
            <text:p>18.2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2572" calcext:value-type="float">
            <text:p>18.292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0468571429" calcext:value-type="float">
            <text:p>18.300046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75217142857" calcext:value-type="float">
            <text:p>18.307521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816" calcext:value-type="float">
            <text:p>18.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748" calcext:value-type="float">
            <text:p>18.327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98311724138" calcext:value-type="float">
            <text:p>18.329831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12619354839" calcext:value-type="float">
            <text:p>18.33126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3566896552" calcext:value-type="float">
            <text:p>18.3303566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57774" calcext:value-type="float">
            <text:p>18.3357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74284" calcext:value-type="float">
            <text:p>18.3374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5006896552" calcext:value-type="float">
            <text:p>18.3395006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59552" calcext:value-type="float">
            <text:p>18.33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3430344828" calcext:value-type="float">
            <text:p>18.339343034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71312" calcext:value-type="float">
            <text:p>18.34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4284137931" calcext:value-type="float">
            <text:p>18.352428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51034033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00852" calcext:value-type="float">
            <text:p>18.360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1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996" meta:object-count="0"/>
    <meta:user-defined meta:name="AppVersion">3.0</meta:user-defined>
  </office:meta>
</office:document-meta>
</file>